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PMincho" svg:font-family="IPAPMincho" style:font-family-generic="roman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グループ番号</text:p>
      <text:p text:style-name="Standard"><text:span text:style-name="T1"/></text:p>
      <text:p text:style-name="Standard"><text:span text:style-name="T1">K</text:span></text:p>
      <text:p text:style-name="Standard"><text:span text:style-name="T1"/></text:p>
      <text:p text:style-name="P1">グループ名</text:p>
      <text:p text:style-name="Standard"><text:span text:style-name="T1"/></text:p>
      <text:p text:style-name="Standard">おかあさんといっしょ（砂糖　大　路）</text:p>
      <text:p text:style-name="Standard"><text:span text:style-name="T1"/></text:p>
      <text:p text:style-name="P1">メンバーの学籍番号と名前</text:p>
      <text:p text:style-name="Standard">　</text:p>
      <text:p text:style-name="Standard">　小下　元路　４１４８２８</text:p>
      <text:p text:style-name="Standard">　石原　俊　　４１４８０４</text:p>
      <text:p text:style-name="Standard">　山下　大志　４１４８５８</text:p>
      <text:p text:style-name="Standard"/>
      <text:p text:style-name="Standard"><text:span text:style-name="T2">作品名</text:span>　</text:p>
      <text:p text:style-name="Standard"/>
      <text:p text:style-name="Standard">山下大志（仮）〜JKを倒せ！〜</text:p>
      <text:p text:style-name="Standard"/>
      <text:p text:style-name="P1">概要</text:p>
      <text:p text:style-name="Standard">　</text:p>
      <text:p text:style-name="Standard">　各教科の単位を取得するべく奮闘するテトリスです。最後まで生き残れればめでたく単位を取得できます。<text:line-break/>ゲームを起動するとタイトル画面が表示され、ステージ開始前に職業と学科を選択し、個性豊かなプレイヤーキャラで敵に立ち向かいましょう。<text:line-break/>テトリミノを操作して課題をこなして行き、ボスとの一騎打ちになり、道中の敵よりもさらに素敵なレポートを僕らにプレゼントしてくれます。先生方の思いやりに答えてすべてのレポートやテストをこなしましょう（消してこなしましょう）<text:line-break/>見事すべての試練を乗り越え、大志君に単位を取らせてあげましょう。焼肉を奢ってくれます。<text:line-break/>テトリス初心者も安心の過去問システム（ボム）搭載なので弾幕初心者も楽しめます。</text:p>
      <text:p text:style-name="Standard"/>
      <text:p text:style-name="P1">変更点</text:p>
      <text:p text:style-name="Standard"/>
      <text:p text:style-name="Standard">東方がテトリスになりました。</text:p>
      <text:p text:style-name="Standard"/>
      <text:p text:style-name="P1">分担</text:p>
      <text:p text:style-name="Standard"/>
      <text:p text:style-name="Standard">石原　　俊：　テトリス基本部分</text:p>
      <text:p text:style-name="Standard">小下　元路：　テトリスの特殊部分、RPGっぽいところ</text:p>
      <text:p text:style-name="Standard">山下　大志：　RPGっぽいところ</text:p>
      <text:p text:style-name="Standard"/>
      <text:p text:style-name="P1">プログラムの使い方と解説</text:p>
      <text:p text:style-name="Standard"/>
      <text:p text:style-name="Standard">起動後はタイトル画面が表示されます。</text:p>
      <text:p text:style-name="Standard"><text:soft-page-break/>スタート画面では職業・学科を選択します。それぞれの職業・学科には、それぞれ固有の過去問（能力）があります。</text:p>
      <text:p text:style-name="Standard">選択した後はテトリスが始まります。基本的には雑魚敵のHPを、テトリスでスコアを得ることで削る事になります。</text:p>
      <text:p text:style-name="Standard">過去問は、一定スコアを得ること等で手に入れることが出来ます。</text:p>
      <text:p text:style-name="Standard">一定スコアを得る（一定数の雑魚敵を倒す）と、ボスが出てきます。</text:p>
      <text:p text:style-name="Standard">当然ながらボスは雑魚敵よりもHPが大きいです。工夫して戦うことが鍵になります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データ構造と作成した関数の説明</text:p>
      <text:p text:style-name="Standard"/>
      <text:p text:style-name="Standard">Tetris_cal（テトリスの計算部分）</text:p>
      <text:p text:style-name="Standard">Tetris_graph（テトリスの描写部分)</text:p>
      <text:p text:style-name="Standard"/>
      <text:p text:style-name="Standard"/>
      <text:p text:style-name="Standard"/>
      <text:p text:style-name="Standard">typedef struct{</text:p>
      <text:p text:style-name="Standard">//フラグ、見た目、出現するカウンタ、状態（カウンタいらないかも)</text:p>
      <text:p text:style-name="Standard">int flag,lookknd,encnt,state;</text:p>
      <text:p text:style-name="Standard">//最大HP,HP,攻撃力、防御力、魔力、魔法防御、命中力、スピード、攻撃間隔のフレーム、特技番号の配列、</text:p>
      <text:p text:style-name="Standard">int hp_max,hp,atk,def,int,res,hit,spd,atknum,spe[SPE_MAX]</text:p>
      <text:p text:style-name="Standard">}enemy_t;</text:p>
      <text:p text:style-name="Standard"/>
      <text:p text:style-name="Standard">typedef struct{</text:p>
      <text:p text:style-name="Standard">//レベル、最大HP、HP,攻撃力、防御力、魔力、魔法防御、命中力、スピード,特技、特徴</text:p>
      <text:p text:style-name="Standard">int lv,max_hp,hp,atk,def,int,res,hit,spd,spe[SELF_SPE_MAX],chara[CHARA_MAX];</text:p>
      <text:p text:style-name="Standard">}ch_t</text:p>
      <text:p text:style-name="Standard"/>
      <text:p text:style-name="Standard">あと職業のデータ入れる構造体と特技入れるやつと作って</text:p>
      <text:p text:style-name="Standard">それぞれ関数ポインタで呼び出す感じにする</text:p>
      <text:p text:style-name="Standard"/>
      <text:p text:style-name="Standard">敵の出現順とかはcsvファイルに記述してそっから読ませる</text:p>
      <text:p text:style-name="Standard">ハイスコアもファイルから</text:p>
      <text:p text:style-name="Standard">キーコンフィグは実装未定</text:p>
      <text:p text:style-name="Standard"/>
      <text:p text:style-name="Standard">イメージ</text:p>
      <text:p text:style-name="Standard">timer_handrer{</text:p>
      <text:p text:style-name="Standard">swich(state)</text:p>
      <text:p text:style-name="Standard"/>
      <text:p text:style-name="Standard"><text:soft-page-break/>case :タイトル</text:p>
      <text:p text:style-name="Standard">メニュー出すとか</text:p>
      <text:p text:style-name="Standard">case：選択</text:p>
      <text:p text:style-name="Standard">職業とか特徴選択、それぞれ選択されたのを変数に格納、以後関数ポインタでどれ呼ぶのかの判定に使う</text:p>
      <text:p text:style-name="Standard">case 100://ステージ中</text:p>
      <text:p text:style-name="Standard">計算フェーズ</text:p>
      <text:p text:style-name="Standard">・テトリス色々</text:p>
      <text:p text:style-name="Standard">・敵の死亡判定</text:p>
      <text:p text:style-name="Standard">・味方の死亡判定</text:p>
      <text:p text:style-name="Standard">・攻撃、特技の処理</text:p>
      <text:p text:style-name="Standard"/>
      <text:p text:style-name="Standard">描写フェース</text:p>
      <text:p text:style-name="Standard">描写</text:p>
      <text:p text:style-name="Standard"/>
      <text:p text:style-name="Standard">case 105 特殊</text:p>
      <text:p text:style-name="Standard">・例えば一時停止</text:p>
      <text:p text:style-name="Standard"/>
      <text:p text:style-name="Standard">case 110　特殊</text:p>
      <text:p text:style-name="Standard">特技とか云々</text:p>
      <text:p text:style-name="Standard">以下そんな感じ</text:p>
      <text:p text:style-name="Standard">}</text:p>
      <text:p text:style-name="Standard"/>
      <text:p text:style-name="Standard"/>
      <text:p text:style-name="Standard">スタート画面</text:p>
      <text:p text:style-name="Standard">↓</text:p>
      <text:p text:style-name="Standard">キャラ名を入れる</text:p>
      <text:p text:style-name="Standard">↓</text:p>
      <text:p text:style-name="Standard">職業とか選ぶ</text:p>
      <text:p text:style-name="Standard">↓</text:p>
      <text:p text:style-name="Standard">①ステージがはまじ（ストーリーチックな演出？）</text:p>
      <text:p text:style-name="Standard">↓</text:p>
      <text:p text:style-name="Standard"><text:s/>一定数雑魚敵倒す　　</text:p>
      <text:p text:style-name="Standard">↓</text:p>
      <text:p text:style-name="Standard">（ボス出現演出）</text:p>
      <text:p text:style-name="Standard">↓</text:p>
      <text:p text:style-name="Standard">ボス戦</text:p>
      <text:p text:style-name="Standard">↓</text:p>
      <text:p text:style-name="Standard">HP0　</text:p>
      <text:p text:style-name="Standard">↓</text:p>
      <text:p text:style-name="Standard">（ステージクリア演出）</text:p>
      <text:p text:style-name="Standard">↓</text:p>
      <text:p text:style-name="Standard">（ステージがまだ存在しているか？）→　NO →　エンディング　→　（スコア演出）</text:p>
      <text:p text:style-name="Standard">↓</text:p>
      <text:p text:style-name="Standard">YES</text:p>
      <text:p text:style-name="Standard">↓</text:p>
      <text:p text:style-name="Standard">（RPG風演出）</text:p>
      <text:p text:style-name="Standard">↓</text:p>
      <text:p text:style-name="Standard"><text:soft-page-break/>①に戻る</text:p>
      <text:p text:style-name="Standard"/>
      <text:p text:style-name="Standard">GAME　OVERの条件</text:p>
      <text:p text:style-name="Standard"/>
      <text:p text:style-name="Standard">１.自分のHPが０になる</text:p>
      <text:p text:style-name="Standard">２.テトリミノを上まで積み上げてしまう（範囲指定はするか？）</text:p>
      <text:p text:style-name="Standard">３.その他（仮）</text:p>
      <text:p text:style-name="Standard"/>
      <text:p text:style-name="P1">技術的に工夫した点</text:p>
      <text:p text:style-name="Standard"/>
      <text:p text:style-name="Standard">・Tスピン</text:p>
      <text:p text:style-name="Standard">・関数ポインタを使って分岐を減らし、分かりやすいソースを心がけた（ｷﾘｯ</text:p>
      <text:p text:style-name="Standard">・知らねえよ（Byマシュマロ）</text:p>
      <text:p text:style-name="Standard">・ドット絵のアニメーション</text:p>
      <text:p text:style-name="Standard">・</text:p>
      <text:p text:style-name="Standard"/>
      <text:p text:style-name="P1">芸術的に工夫した点</text:p>
      <text:p text:style-name="Standard">　</text:p>
      <text:p text:style-name="Standard">・テトリミノ関連のエフェクト</text:p>
      <text:p text:style-name="Standard">・アニメーション</text:p>
      <text:p text:style-name="Standard">・</text:p>
      <text:p text:style-name="Standard"/>
      <text:p text:style-name="P1">利用したフリー素材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PAPMincho" svg:font-family="IPAPMincho" style:font-family-generic="roman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PMincho" fo:font-size="12pt" fo:language="en" fo:country="US" style:letter-kerning="true" style:font-name-asian="TakaoPGothic1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TakaoPGothic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3:28:18</meta:creation-date>
    <dc:date>2015-01-13T16:49:50</dc:date>
    <meta:editing-duration>PT2H31M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4" meta:paragraph-count="107" meta:word-count="702" meta:character-count="1755" meta:non-whitespace-character-count="1740"/>
  </office:meta>
</office:document-meta>
</file>